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06234e" officeooo:paragraph-rsid="0006234e"/>
    </style:style>
    <style:style style:name="P5" style:family="paragraph" style:parent-style-name="Text_20_body">
      <style:text-properties officeooo:rsid="0006234e" officeooo:paragraph-rsid="0009fe64"/>
    </style:style>
    <style:style style:name="P6" style:family="paragraph" style:parent-style-name="Text_20_body">
      <style:text-properties officeooo:rsid="0008aabd" officeooo:paragraph-rsid="0008aabd"/>
    </style:style>
    <style:style style:name="P7" style:family="paragraph" style:parent-style-name="Text_20_body">
      <style:text-properties officeooo:rsid="0009fe64" officeooo:paragraph-rsid="0009fe64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>
      <style:paragraph-properties fo:margin-top="0in" fo:margin-bottom="0.1965in" loext:contextual-spacing="false"/>
      <style:text-properties officeooo:rsid="0006234e" officeooo:paragraph-rsid="0009fe64"/>
    </style:style>
    <style:style style:name="T1" style:family="text">
      <style:text-properties officeooo:rsid="0006234e"/>
    </style:style>
    <style:style style:name="T2" style:family="text">
      <style:text-properties officeooo:rsid="0009fe6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 a well-formed problem statement relevant to a business problem affecting your team, division, or organization. </text:p>
      <text:list xml:id="list1812069330" text:style-name="L1">
        <text:list-item>
          <text:p text:style-name="P8">Include the following elements: </text:p>
          <text:list>
            <text:list-item>
              <text:p text:style-name="P8">Hypothesis/assumptions </text:p>
            </text:list-item>
            <text:list-item>
              <text:p text:style-name="P8">Goals and success metrics </text:p>
            </text:list-item>
            <text:list-item>
              <text:p text:style-name="P8">Risks or limitations </text:p>
            </text:list-item>
          </text:list>
        </text:list-item>
        <text:list-item>
          <text:p text:style-name="P3">Identify at least one relevant internal dataset and confirm that you have (or can get) the right access permissions. </text:p>
        </text:list-item>
      </text:list>
      <text:p text:style-name="Text_20_body"/>
      <text:p text:style-name="P4"/>
      <text:p text:style-name="P4"/>
      <text:p text:style-name="P4"/>
      <text:p text:style-name="P6">Hypothesis: <text:span text:style-name="T1">The Main project that I intend to work on is with the Trump Tweets data. This will be the only data source I will be using for the project. </text:span>The data source includes the time of the tweet and the tweet itself. It also includes the source (if it is coming from iphone or android.). I will be importing the data with how many likes and retweet these tweet got from the twitter as well.</text:p>
      <text:p text:style-name="P6"/>
      <text:p text:style-name="P6">Goals:</text:p>
      <text:p text:style-name="P6">1. predict what kind (sentiment) of tweet gets more like or retweets. (averages and popularity)</text:p>
      <text:p text:style-name="P6">2. what time of the day relates to what kind of tweet (time -series)</text:p>
      <text:p text:style-name="P6">3. sentiment over the period of time <text:span text:style-name="T2">(positive, neutral and negative)</text:span></text:p>
      <text:p text:style-name="P6">4. source of the tweet <text:span text:style-name="T2">(2 sources )</text:span></text:p>
      <text:p text:style-name="P7"/>
      <text:p text:style-name="P7">Risks:</text:p>
      <text:p text:style-name="P7">As the data contains only the tweets but not other data which would suggest the overall opinions (sentiments) for all the comments for the tweet. We will have a very restricted view of the effect overall for the mass. </text:p>
      <text:p text:style-name="P6"/>
      <text:p text:style-name="P4"/>
      <text:p text:style-name="P5">The projects that I will be referencing would be:</text:p>
      <text:p text:style-name="P5"><text:a xlink:type="simple" xlink:href="https://dev.to/rodolfoferro/sentiment-analysis-on-trumpss-tweets-using-python-" text:style-name="Internet_20_link" text:visited-style-name="Visited_20_Internet_20_Link">https://dev.to/rodolfoferro/sentiment-analysis-on-trumpss-tweets-using-python-</text:a></text:p>
      <text:p text:style-name="P9"><text:a xlink:type="simple" xlink:href="http://varianceexplained.org/r/trump-tweets/" text:style-name="Internet_20_link" text:visited-style-name="Visited_20_Internet_20_Link">http://varianceexplained.org/r/trump-tweets/</text:a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7:10:19.485859911</meta:creation-date>
    <meta:editing-duration>PT8M17S</meta:editing-duration>
    <meta:editing-cycles>2</meta:editing-cycles>
    <meta:generator>LibreOffice/6.0.3.2$Linux_X86_64 LibreOffice_project/00m0$Build-2</meta:generator>
    <dc:date>2018-07-25T19:40:16.054170609</dc:date>
    <meta:document-statistic meta:table-count="0" meta:image-count="0" meta:object-count="0" meta:page-count="1" meta:paragraph-count="17" meta:word-count="228" meta:character-count="1405" meta:non-whitespace-character-count="1192"/>
  </office:meta>
</office:document-meta>
</file>